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Kongtext" svg:font-family="Kongtext" style:font-family-generic="modern" style:font-pitch="fixed" svg:panose-1="2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font-name="Kongtext" fo:font-size="36pt" style:font-size-asian="36pt" style:language-asian="nl" style:country-asian="NL"/>
    </style:style>
    <style:style style:name="T3" style:parent-style-name="Standaardalinea-lettertype" style:family="text">
      <style:text-properties style:font-name="Kongtext" fo:font-size="36pt" style:font-size-asian="36pt"/>
    </style:style>
    <style:style style:name="T4" style:parent-style-name="Standaardalinea-lettertype" style:family="text">
      <style:text-properties style:font-name="Kongtext" fo:text-shadow="0.0145in 0.0145in 0.0416in #000000" fo:color="#FF0000" fo:font-size="24pt" style:font-size-asian="24pt" style:font-size-complex="34pt"/>
    </style:style>
    <style:style style:name="T5" style:parent-style-name="Standaardalinea-lettertype" style:family="text">
      <style:text-properties style:font-name="Kongtext" fo:font-size="36pt" style:font-size-asian="36pt" style:language-asian="nl" style:country-asian="NL"/>
    </style:style>
    <style:style style:name="T6" style:parent-style-name="Standaardalinea-lettertype" style:family="text">
      <style:text-properties style:font-name="Kongtext" fo:font-size="36pt" style:font-size-asian="36pt"/>
    </style:style>
    <style:style style:name="P7" style:parent-style-name="Standaard" style:family="paragraph">
      <style:text-properties style:font-name="Kongtext" fo:text-shadow="0.0145in 0.0145in 0.0416in #000000" fo:color="#FF0000" fo:font-size="34pt" style:font-size-asian="34pt" style:font-size-complex="34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389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solid" draw:fill-color="#ff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ard"><text:span text:style-name="T2"><draw:custom-shape svg:x="-0.49078in" svg:y="2.07986in" svg:width="5.62222in" svg:height="1.29167in" draw:z-index="251664384" draw:id="id0" draw:style-name="a0" draw:name="Stroomdiagram: Scheidingslijn 6" text:anchor-type="paragraph"><svg:title/><svg:desc/><text:p text:style-name="Standaard"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3"><draw:frame draw:z-index="251665408" draw:id="id1" draw:style-name="a1" draw:name="Tekstvak 2" text:anchor-type="paragraph" svg:x="4.37431in" svg:y="2.27881in" svg:width="0.46181in" svg:height="0.49028in" style:rel-width="scale" style:rel-height="scale"><draw:text-box><text:p text:style-name="Standaard"><text:span text:style-name="T4">©</text:span></text:p></draw:text-box><svg:title/><svg:desc/></draw:frame></text:span><text:span text:style-name="T5"><draw:custom-shape svg:x="-0.64341in" svg:y="1.95879in" svg:width="5.92431in" svg:height="1.52778in" draw:z-index="251662336" draw:id="id2" draw:style-name="a2" draw:name="Stroomdiagram: Scheidingslijn 5" text:anchor-type="paragraph"><svg:title/><svg:desc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6"><draw:frame draw:z-index="251667456" draw:id="id3" draw:style-name="a3" draw:name="Tekstvak 2" text:anchor-type="paragraph" svg:x="-0.04097in" svg:y="2.40139in" svg:width="4.5in" svg:height="0.78264in" style:rel-width="scale" style:rel-height="scale"><draw:text-box><text:p text:style-name="P7">Newteamdo</text:p><text:p text:style-name="Standaard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Kongtext" svg:font-family="Kongtext" style:font-family-generic="modern" style:font-pitch="fixed" svg:panose-1="2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hony peeters</meta:initial-creator>
    <dc:creator>anthony peeters</dc:creator>
    <meta:creation-date>2014-11-21T10:42:00Z</meta:creation-date>
    <dc:date>2014-11-21T11:13:00Z</dc:date>
    <meta:template xlink:href="Normal.dotm" xlink:type="simple"/>
    <meta:editing-cycles>2</meta:editing-cycles>
    <meta:editing-duration>PT1860S</meta:editing-duration>
    <meta:document-statistic meta:page-count="1" meta:paragraph-count="1" meta:word-count="0" meta:character-count="5" meta:row-count="1" meta:non-whitespace-character-count="5"/>
  </office:meta>
</office:document-meta>
</file>